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eca13" style:font-size-asian="16pt" style:font-size-complex="16pt"/>
    </style:style>
    <style:style style:name="P3" style:family="paragraph" style:parent-style-name="Standard">
      <style:text-properties fo:font-size="16pt" fo:background-color="#fff200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Questions and Answers – Implementing and Injecting Beans with Scripting Languages</text:p>
      <text:p text:style-name="P1">This set of Java Spring Multiple Choice Questions &amp; Answers (MCQs) focuses on “Implementing and Injecting Beans with Scripting Languages”.</text:p>
      <text:p text:style-name="P1"/>
      <text:p text:style-name="P1">1. Scripting languages supported by Spring?</text:p>
      <text:p text:style-name="P1">a) JRuby</text:p>
      <text:p text:style-name="P1">b) Groovy</text:p>
      <text:p text:style-name="P1">c) BeanShell</text:p>
      <text:p text:style-name="P3">d) All of the mentioned</text:p>
      <text:p text:style-name="P1"/>
      <text:p text:style-name="P1"/>
      <text:p text:style-name="P1">2. Scripting language based on Ruby</text:p>
      <text:p text:style-name="P3">a) JRuby</text:p>
      <text:p text:style-name="P1">b) Groovy</text:p>
      <text:p text:style-name="P1">c) BeanShell</text:p>
      <text:p text:style-name="P1">d) All of the mentioned</text:p>
      <text:p text:style-name="P1"/>
      <text:p text:style-name="P1"/>
      <text:p text:style-name="P1">3. Dynamic Language for java platform to cope up with other languages</text:p>
      <text:p text:style-name="P1">a) JRuby</text:p>
      <text:p text:style-name="P3">b) Groovy</text:p>
      <text:p text:style-name="P1">c) BeanShell</text:p>
      <text:p text:style-name="P1">d) All of the mentioned</text:p>
      <text:p text:style-name="P1"/>
      <text:p text:style-name="P1"/>
      <text:p text:style-name="P1">4. Lightweight java scripting language executing java fragments</text:p>
      <text:p text:style-name="P1">a) JRuby</text:p>
      <text:p text:style-name="P1">b) Groovy</text:p>
      <text:p text:style-name="P3">c) BeanShell</text:p>
      <text:p text:style-name="P1">d) All of the mentioned</text:p>
      <text:p text:style-name="P1"/>
      <text:p text:style-name="P1"/>
      <text:p text:style-name="P1">5. In Ruby instance variable begins with</text:p>
      <text:p text:style-name="P1">a) #</text:p>
      <text:p text:style-name="P1">b) *</text:p>
      <text:p text:style-name="P3">c) @</text:p>
      <text:p text:style-name="P1">d) None of the mentioned</text:p>
      <text:p text:style-name="P2"/>
      <text:p text:style-name="P1"><text:soft-page-break/>6. XML Element to declare a bean implemented by JRuby</text:p>
      <text:p text:style-name="P3">a) lang:jruby</text:p>
      <text:p text:style-name="P1">b) aop:jruby</text:p>
      <text:p text:style-name="P1">c) beanscript:jruby</text:p>
      <text:p text:style-name="P1">d) script:jruby</text:p>
      <text:p text:style-name="P1"/>
      <text:p text:style-name="P1"/>
      <text:p text:style-name="P1">7. XML element to specify the property values for scripting bean</text:p>
      <text:p text:style-name="P3">a) lang:property</text:p>
      <text:p text:style-name="P1">b) bean:property</text:p>
      <text:p text:style-name="P1">c) script:property</text:p>
      <text:p text:style-name="P1">d) None of the mentioned</text:p>
      <text:p text:style-name="P1"/>
      <text:p text:style-name="P1"/>
      <text:p text:style-name="P1">8. XML Element to declare a bean implemented by Groovy</text:p>
      <text:p text:style-name="P3">a) lang:groovy</text:p>
      <text:p text:style-name="P1">b) lang:jruby</text:p>
      <text:p text:style-name="P1">c) beanscript:jruby</text:p>
      <text:p text:style-name="P1">d) script:jruby</text:p>
      <text:p text:style-name="P1"/>
      <text:p text:style-name="P1"/>
      <text:p text:style-name="P1">9. Script’s location is specified by attribute</text:p>
      <text:p text:style-name="P3">a) script-source</text:p>
      <text:p text:style-name="P1">b) xml-source</text:p>
      <text:p text:style-name="P1">c) script-annotation</text:p>
      <text:p text:style-name="P1">d) none of the mentioned</text:p>
      <text:p text:style-name="P1"/>
      <text:p text:style-name="P1"/>
      <text:p text:style-name="P1">10. XML Element to declare a bean implemented by JRuby</text:p>
      <text:p text:style-name="P1">a) lang:bash</text:p>
      <text:p text:style-name="P1">b) aop:bash</text:p>
      <text:p text:style-name="P3">c) lang:bsh</text:p>
      <text:p text:style-name="P1">d) script:bash</text:p>
      <text:p text:style-name="P1"/>
      <text:p text:style-name="P1">11. Interface used to create additional features in groovy based beans</text:p>
      <text:p text:style-name="P3">a) GroovyObjectCustomizer</text:p>
      <text:p text:style-name="P1">b) GroovyBeanCustomizer</text:p>
      <text:p text:style-name="P1">c) GroovyCustomizer</text:p>
      <text:p text:style-name="P1">d) None of the mentioned</text:p>
      <text:p text:style-name="P1"><text:soft-page-break/>12. Attribute which specifies all the interfaces</text:p>
      <text:p text:style-name="P3">a) script-interfaces</text:p>
      <text:p text:style-name="P1">b) lang:bsh</text:p>
      <text:p text:style-name="P1">c) lang:script</text:p>
      <text:p text:style-name="P1">d) script:bsh</text:p>
      <text:p text:style-name="P1"/>
      <text:p text:style-name="P1"/>
      <text:p text:style-name="P1">13. Class-based proxies are best way to advise scripted beans</text:p>
      <text:p text:style-name="P1">a) True</text:p>
      <text:p text:style-name="P3">b) False</text:p>
      <text:p text:style-name="P1"/>
      <text:p text:style-name="P1"/>
      <text:p text:style-name="P1">14. Element which allows you to control the scope</text:p>
      <text:p text:style-name="P1">a) lang:jruby</text:p>
      <text:p text:style-name="P3">b) lang:language</text:p>
      <text:p text:style-name="P1">c) lang: bsh</text:p>
      <text:p text:style-name="P1">d) lang:groovy</text:p>
      <text:p text:style-name="P1"/>
      <text:p text:style-name="P1"/>
      <text:p text:style-name="P1">15. BeanShell Library dependencies</text:p>
      <text:p text:style-name="P1">a) bsh-2.0b4.jar</text:p>
      <text:p text:style-name="P1">b) cglib-nodep-2.1_3.jar</text:p>
      <text:p text:style-name="P3">c) all of the mentioned</text:p>
      <text:p text:style-name="P1">d) none of the mention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09:42.566241607</meta:creation-date>
    <dc:date>2019-03-27T19:38:46.708951003</dc:date>
    <meta:editing-duration>PT3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306" meta:character-count="1874" meta:non-whitespace-character-count="1642"/>
  </office:meta>
</office:document-meta>
</file>